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8D000000ADA64B42F9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76cm" svg:height="3.301cm" svg:x="0.652cm" svg:y="0.246cm">
          <draw:image xlink:href="Pictures/200000020000018D000000ADA64B42F9.eps" xlink:type="simple" xlink:show="embed" xlink:actuate="onLoad">
            <text:p/>
          </draw:image>
        </draw:frame>
        <draw:frame draw:style-name="gr2" draw:layer="layout" svg:width="0.54cm" svg:height="0.469cm" svg:x="3.44cm" svg:y="0.9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85cm" svg:height="0.469cm" svg:x="3.479cm" svg:y="1.5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.687cm" svg:height="0.696cm" svg:x="1.058cm" svg:y="0.271cm">
          <draw:text-box>
            <text:p><text:span text:style-name="T1">زبردستی بلند</text:span></text:p>
          </draw:text-box>
        </draw:frame>
        <draw:frame draw:style-name="gr3" draw:text-style-name="P2" draw:layer="layout" svg:width="1.844cm" svg:height="0.696cm" svg:x="1.085cm" svg:y="2.878cm">
          <draw:text-box>
            <text:p><text:span text:style-name="T1">زبردستی پست</text:span></text:p>
          </draw:text-box>
        </draw:frame>
        <draw:line draw:style-name="gr4" draw:text-style-name="P1" draw:layer="layout" svg:x1="2.491cm" svg:y1="0.387cm" svg:x2="1.278cm" svg:y2="0.387cm">
          <text:p/>
        </draw:line>
        <draw:line draw:style-name="gr4" draw:text-style-name="P1" draw:layer="layout" svg:x1="2.57cm" svg:y1="3.097cm" svg:x2="1.357cm" svg:y2="3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3T10:16:00</dc:date>
    <dc:creator>kkk </dc:creator>
    <meta:editing-duration>PT13H5M11S</meta:editing-duration>
    <meta:editing-cycles>52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i>D</mi>
    <annotation encoding="StarMath 5.0">D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